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officeooo:paragraph-rsid="001714ec" style:font-weight-asian="bold" style:font-name-complex="Trebuchet MS" style:font-weight-complex="bold"/>
    </style:style>
    <style:style style:name="P2" style:family="paragraph" style:parent-style-name="Standard">
      <style:text-properties style:font-name="Trebuchet MS" officeooo:paragraph-rsid="001714ec" style:font-name-complex="Trebuchet MS"/>
    </style:style>
    <style:style style:name="P3" style:family="paragraph" style:parent-style-name="Standard">
      <style:text-properties style:font-name="Trebuchet MS" fo:language="en" fo:country="US" fo:font-weight="bold" officeooo:paragraph-rsid="001714ec" style:font-weight-asian="bold" style:font-name-complex="Trebuchet MS" style:font-weight-complex="bold"/>
    </style:style>
    <style:style style:name="P4" style:family="paragraph" style:parent-style-name="Standard">
      <style:text-properties style:font-name="Trebuchet MS" fo:language="en" fo:country="US" fo:font-weight="normal" officeooo:paragraph-rsid="001714ec" style:font-weight-asian="normal" style:font-name-complex="Trebuchet MS" style:font-weight-complex="normal"/>
    </style:style>
    <style:style style:name="P5" style:family="paragraph" style:parent-style-name="Standard">
      <style:text-properties style:font-name="Trebuchet MS" fo:language="en" fo:country="GB" fo:font-weight="normal" officeooo:paragraph-rsid="001714ec" style:font-weight-asian="normal" style:font-name-complex="Trebuchet MS" style:font-weight-complex="normal"/>
    </style:style>
    <style:style style:name="P6" style:family="paragraph" style:parent-style-name="Standard">
      <style:text-properties style:font-name="Trebuchet MS" officeooo:paragraph-rsid="001714ec" style:font-name-asian="Trebuchet MS" style:font-name-complex="Trebuchet MS"/>
    </style:style>
    <style:style style:name="P7" style:family="paragraph" style:parent-style-name="Standard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8" style:family="paragraph" style:parent-style-name="Standard">
      <style:text-properties fo:color="#00b050" style:font-name="Trebuchet MS" fo:language="en" fo:country="US" officeooo:paragraph-rsid="001714ec" style:font-name-complex="Trebuchet MS"/>
    </style:style>
    <style:style style:name="P9" style:family="paragraph" style:parent-style-name="Standard">
      <style:text-properties fo:color="#00b050" style:font-name="Trebuchet MS" fo:language="en" fo:country="US" fo:font-weight="normal" officeooo:paragraph-rsid="001714ec" style:font-weight-asian="normal" style:font-name-complex="Trebuchet MS" style:font-weight-complex="normal"/>
    </style:style>
    <style:style style:name="P10" style:family="paragraph" style:parent-style-name="Standard">
      <style:text-properties fo:color="#00b050" style:font-name="Trebuchet MS" fo:language="en" fo:country="GB" fo:font-weight="bold" officeooo:paragraph-rsid="001714ec" style:font-weight-asian="bold" style:font-name-complex="Trebuchet MS" style:font-weight-complex="bold"/>
    </style:style>
    <style:style style:name="P11" style:family="paragraph" style:parent-style-name="Standard">
      <style:text-properties fo:color="#00b050" style:font-name="Trebuchet MS" fo:language="en" fo:country="GB" fo:font-weight="normal" officeooo:paragraph-rsid="001714ec" style:font-weight-asian="normal" style:font-name-complex="Trebuchet MS" style:font-weight-complex="normal"/>
    </style:style>
    <style:style style:name="P12" style:family="paragraph" style:parent-style-name="Standard">
      <style:text-properties fo:color="#00b050" style:font-name="Trebuchet MS" fo:font-weight="bold" officeooo:paragraph-rsid="001714ec" style:font-weight-asian="bold" style:font-name-complex="Trebuchet MS" style:font-weight-complex="bold"/>
    </style:style>
    <style:style style:name="P13" style:family="paragraph" style:parent-style-name="Standard">
      <style:text-properties fo:color="#00b050" style:font-name="Trebuchet MS" fo:font-weight="normal" officeooo:paragraph-rsid="001714ec" style:font-weight-asian="normal" style:font-name-complex="Trebuchet MS" style:font-weight-complex="normal"/>
    </style:style>
    <style:style style:name="P14" style:family="paragraph" style:parent-style-name="Standard">
      <style:text-properties fo:color="#339966" style:font-name="Trebuchet MS" officeooo:paragraph-rsid="001714ec" style:font-name-complex="Trebuchet MS" style:font-weight-complex="bold"/>
    </style:style>
    <style:style style:name="P15" style:family="paragraph" style:parent-style-name="Standard">
      <style:text-properties fo:color="#339966" style:font-name="Trebuchet MS" fo:font-weight="normal" officeooo:paragraph-rsid="001714ec" style:font-weight-asian="normal" style:font-name-complex="Trebuchet MS" style:font-weight-complex="normal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G Times" fo:letter-spacing="-0.005cm" fo:font-weight="normal" officeooo:paragraph-rsid="001714ec" style:font-weight-asian="normal" style:font-name-complex="CG Times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font-weight="normal" officeooo:paragraph-rsid="001714ec" style:font-weight-asian="normal" style:font-weight-complex="normal" fo:hyphenate="false" fo:hyphenation-remain-char-count="2" fo:hyphenation-push-char-count="2"/>
    </style:style>
    <style:style style:name="P18" style:family="paragraph" style:parent-style-name="Text_20_body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19" style:family="paragraph" style:parent-style-name="Text_20_body">
      <style:text-properties style:font-name="Trebuchet MS" fo:font-weight="bold" officeooo:paragraph-rsid="001714ec" style:font-weight-asian="bold" style:font-name-complex="Trebuchet MS" style:font-weight-complex="bold"/>
    </style:style>
    <style:style style:name="P20" style:family="paragraph" style:parent-style-name="Standard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21" style:family="paragraph" style:parent-style-name="Standard">
      <style:text-properties fo:color="#00b050" style:font-name="Trebuchet MS" fo:language="en" fo:country="GB" fo:font-weight="normal" officeooo:paragraph-rsid="001714ec" style:font-weight-asian="normal" style:font-name-complex="Trebuchet MS" style:font-weight-complex="normal"/>
    </style:style>
    <style:style style:name="P22" style:family="paragraph" style:parent-style-name="Standard">
      <style:text-properties fo:color="#00b050" style:font-name="Trebuchet MS" fo:language="en" fo:country="GB" officeooo:paragraph-rsid="001714ec" style:font-name-complex="Trebuchet MS"/>
    </style:style>
    <style:style style:name="P23" style:family="paragraph" style:parent-style-name="Standard">
      <style:text-properties fo:color="#00b050" style:font-name="Trebuchet MS" fo:language="en" fo:country="US" fo:font-weight="bold" officeooo:paragraph-rsid="001714ec" style:font-weight-asian="bold" style:font-name-complex="Trebuchet MS" style:font-weight-complex="bold"/>
    </style:style>
    <style:style style:name="P24" style:family="paragraph" style:parent-style-name="Standard">
      <style:text-properties fo:color="#00b050" style:font-name="Trebuchet MS" fo:language="en" fo:country="US" fo:font-weight="normal" officeooo:paragraph-rsid="001714ec" style:font-weight-asian="normal" style:font-name-complex="Trebuchet MS" style:font-weight-complex="normal"/>
    </style:style>
    <style:style style:name="P2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color="#00b050" style:font-name="Trebuchet MS" fo:letter-spacing="-0.005cm" fo:language="en" fo:country="US" fo:font-weight="normal" officeooo:paragraph-rsid="001714ec" style:font-weight-asian="normal" style:font-name-complex="Trebuchet MS" style:font-weight-complex="normal" fo:hyphenate="false" fo:hyphenation-remain-char-count="2" fo:hyphenation-push-char-count="2"/>
    </style:style>
    <style:style style:name="P26" style:family="paragraph" style:parent-style-name="Text_20_body">
      <style:text-properties style:font-name="Trebuchet MS" officeooo:paragraph-rsid="001714ec" style:font-name-complex="Trebuchet MS"/>
    </style:style>
    <style:style style:name="P27" style:family="paragraph" style:parent-style-name="Text_20_body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28" style:family="paragraph" style:parent-style-name="Header">
      <style:paragraph-properties>
        <style:tab-stops/>
      </style:paragraph-properties>
      <style:text-properties fo:color="#00b050" style:font-name="Trebuchet MS" fo:font-size="14pt" fo:language="en" fo:country="GB" fo:font-weight="normal" officeooo:paragraph-rsid="001714ec" style:font-size-asian="14pt" style:font-weight-asian="normal" style:font-name-complex="Trebuchet MS" style:font-weight-complex="normal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fo:letter-spacing="-0.005cm" style:font-name-complex="Trebuchet MS"/>
    </style:style>
    <style:style style:name="T3" style:family="text">
      <style:text-properties fo:language="fr" fo:country="FR" officeooo:rsid="0011b654"/>
    </style:style>
    <style:style style:name="T4" style:family="text">
      <style:text-properties fo:language="fr" fo:country="FR" officeooo:rsid="0003d770"/>
    </style:style>
    <style:style style:name="T5" style:family="text">
      <style:text-properties fo:language="fr" fo:country="FR" officeooo:rsid="001714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">REPASO </text:span><text:span text:style-name="T5">COMBINACIONES, JOINS</text:span><text:span text:style-name="T4"> </text:span><text:span text:style-name="T3">CON LAS TABLAS DEL USUARIO HR</text:span></text:p>
      <text:p text:style-name="P1"/>
      <text:p text:style-name="P7">1. Muestra cuántas unidades se han vendido de cada producto, visualizando código de producto y total de unidades.</text:p>
      <text:p text:style-name="P7"/>
      <text:p text:style-name="P9"/>
      <text:p text:style-name="P7">2. Realiza la consulta anterior pero mostrando de cada producto, su nombre y total de unidades vendidas.</text:p>
      <text:p text:style-name="P13"/>
      <text:p text:style-name="P26">3. <text:s/>Nombre de empleados y nombre del depto donde trabajan de aquellos que cobran comisión.</text:p>
      <text:p text:style-name="P8"/>
      <text:p text:style-name="P26">4 <text:s/>Cuantos empleados hay en cada depto de ventas.</text:p>
      <text:p text:style-name="P9"/>
      <text:p text:style-name="P7">5. Muestra de cada empleado, su nombre y nombre de función que realiza.</text:p>
      <text:p text:style-name="P3"/>
      <text:p text:style-name="P7">6. Muestra el código y nombre de los departamentos donde trabaja algún empleado, puede que haya algún departamento que no tiene empleados.</text:p>
      <text:p text:style-name="P15"/>
      <text:p text:style-name="P7">7. Muestra de cada departamento, su nombre y número de empleados que trabajan en él; considera los departamentos con el mismo nombre y en distintas localidades, como un único departamento.</text:p>
      <text:p text:style-name="P15"/>
      <text:p text:style-name="P14"/>
      <text:p text:style-name="P7">8. Visualiza el nombre de los clientes junto al nombre del empleado que es su representante de ventas.</text:p>
      <text:p text:style-name="P15"/>
      <text:p text:style-name="P9"/>
      <text:p text:style-name="P7">9. Muestra el nombre de los clientes cuyo representante de ventas es WARD.</text:p>
      <text:p text:style-name="P7"/>
      <text:p text:style-name="P10"/>
      <text:p text:style-name="P7">10. Muestra el nombre de los empleados que son vendedores (SALESPERSON)</text:p>
      <text:p text:style-name="P7"/>
      <text:p text:style-name="P12"/>
      <text:p text:style-name="P7">11. ¿Cuántos empleados son vendedores?</text:p>
      <text:p text:style-name="P15"/>
      <text:p text:style-name="P7"/>
      <text:p text:style-name="P7">12. Muestra de cada producto, su nombre y precio (LIST_PRICE) que se le aplica actualmente.</text:p>
      <text:p text:style-name="P7"/>
      <text:p text:style-name="P11"/>
      <text:p text:style-name="P7">13. Muestra de cada cliente y sin repetidos, los códigos de los distintos productos que ha solicitado en sus pedidos.</text:p>
      <text:p text:style-name="P7"/>
      <text:p text:style-name="P11"/>
      <text:p text:style-name="P7">14. <text:s/>¿Cuál es el valor del pedido de mayor valor que ha realizado el cliente JOCKSPORTS?</text:p>
      <text:p text:style-name="P7"/>
      <text:p text:style-name="P23"/>
      <text:p text:style-name="P7"><text:soft-page-break/>15. Visualiza de cada cliente, su nombre y el valor del pedido de mayor valor que ha realizado hasta el momento.</text:p>
      <text:p text:style-name="P15"/>
      <text:p text:style-name="P9"/>
      <text:p text:style-name="P7">16. Visualiza de cada cliente, su nombre y la suma de los totales de todos los pedidos que ha realizado.</text:p>
      <text:p text:style-name="P2"/>
      <text:p text:style-name="P26">18. Nombre de cada empleado y al lado el nombre de la persona que es su jefe.</text:p>
      <text:p text:style-name="P22"/>
      <text:p text:style-name="P26">19. <text:s/>Nombre de cada empleado y al lado el nombre de la persona que es su jefe, y si no tiene que aparezca "No tiene jefe".</text:p>
      <text:p text:style-name="P7">20. Mostrar de cada depto su código, su nombre y el nº de empleados que tiene, pero si no tiene empleados que salga un 0.</text:p>
      <text:p text:style-name="P28"/>
      <text:p text:style-name="P6"><text:s/></text:p>
      <text:p text:style-name="P26">21. Mostrar el nombre de cada empleado y nombre de la localidad donde trabaja.</text:p>
      <text:p text:style-name="P10"/>
      <text:p text:style-name="P7">22. Muestra de cada cliente y sin repetidos, los nombres de los productos que ha solicitado en sus pedidos.</text:p>
      <text:p text:style-name="P23"/>
      <text:p text:style-name="P7">23. Calcula cuántos empleados trabajan en el departamento de ventas (SALES) de CHICAGO.</text:p>
      <text:p text:style-name="P7"/>
      <text:p text:style-name="P9"/>
      <text:p text:style-name="P7">24. Muestra de cada departamento y de cada localidad, cuántos trabajadores tienen; muestra nombre de localidad, nombre de departamento y número de empleados.</text:p>
      <text:p text:style-name="P5"/>
      <text:p text:style-name="P9"/>
      <text:p text:style-name="P7">25. Muestra el nombre del vendedor con más clientes.</text:p>
      <text:p text:style-name="P5"/>
      <text:p text:style-name="P7">26. Muestra el nombre del departamento cuya suma de salarios de empleados es la mayor de todas las sumas.</text:p>
      <text:p text:style-name="P9"/>
      <text:p text:style-name="P7">27. Muestra el nombre del cliente que ha realizado el mayor número de pedidos.</text:p>
      <text:p text:style-name="P7"/>
      <text:p text:style-name="P11"/>
      <text:p text:style-name="P7">28. Muestra el nombre del cliente que realizo el pedido de mayor valor.</text:p>
      <text:p text:style-name="P4"/>
      <text:p text:style-name="P9"/>
      <text:p text:style-name="P7">29. Muestra el nombre del producto más caro.</text:p>
      <text:p text:style-name="P7"/>
      <text:p text:style-name="P7">30. Muestra el nombre del producto más vendido.</text:p>
      <text:p text:style-name="P4"/>
      <text:p text:style-name="P9"/>
      <text:p text:style-name="P7"><text:soft-page-break/>31. Muestra un listado con el nombre de los vendedores y la comisión que obtendrían si se les pagara un 25% del total facturado a sus clientes.</text:p>
      <text:p text:style-name="P5"/>
      <text:p text:style-name="P11"/>
      <text:p text:style-name="P7">32. Muestra un listado con el nombre de los vendedores y la comisión que obtendrían si se les pagara un 25% del total facturado a sus clientes.Para aquellos vendedores que no han vendido, se debe visualizar cero como comisión.</text:p>
      <text:p text:style-name="P11"/>
      <text:p text:style-name="P7"/>
      <text:p text:style-name="P7">33. Muestra el nombre del cliente que ha comprado más de 100 unidades del producto ‘ACE TENNIS RACKET II’.</text:p>
      <text:p text:style-name="P7"/>
      <text:p text:style-name="P7">34. ¿Cuántos clientes hay que sólo han realizado un pedido?</text:p>
      <text:p text:style-name="P4"/>
      <text:p text:style-name="P9"/>
      <text:p text:style-name="P18">35. ¿Cuánto dinero se ha recaudado con la venta de ‘ACE TENNIS RACKET I’?.</text:p>
      <text:p text:style-name="P5"/>
      <text:p text:style-name="P11"/>
      <text:p text:style-name="P18">36. ¿Qué cliente o clientes realizaron el primer pedido a la empresa? </text:p>
      <text:p text:style-name="P4"><text:tab/><text:tab/><text:tab/><text:tab/><text:tab/><text:tab/></text:p>
      <text:p text:style-name="P18">38. Muestra de cada departamento, su código, nombre, localidad y nombre del empleado más antiguo en ese departamento.</text:p>
      <text:p text:style-name="P18"/>
      <text:p text:style-name="P17"><text:span text:style-name="T1">42. </text:span><text:span text:style-name="T2">Seleccionar para cada empleado el nombre, número, número de jefe, <text:s/>departamento y nombre del jefe. <text:s/></text:span></text:p>
      <text:p text:style-name="P1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15:09.731502691</meta:creation-date>
    <dc:date>2019-02-18T18:24:36.656386807</dc:date>
    <meta:editing-duration>PT9M2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40" meta:word-count="635" meta:character-count="3659" meta:non-whitespace-character-count="3047"/>
  </office:meta>
</office:document-meta>
</file>